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2.229cm" fo:min-width="5.108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229cm" fo:min-width="4.657cm"/>
    </style:style>
    <style:style style:name="gr9" style:family="graphic" style:parent-style-name="standard">
      <style:graphic-properties draw:stroke="none" draw:fill="none" fo:min-height="1.836cm"/>
    </style:style>
    <style:style style:name="gr10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189cm" fo:min-width="0cm" fo:padding-top="0.178cm" fo:padding-bottom="0.178cm" fo:padding-left="0.303cm" fo:padding-right="0.303cm"/>
    </style:style>
    <style:style style:name="gr11" style:family="graphic" style:parent-style-name="objectwithoutfill">
      <style:graphic-properties draw:stroke="solid" draw:stroke-dash="Ultra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3.106cm" style:use-optimal-column-width="false"/>
    </style:style>
    <style:style style:name="co2" style:family="table-column">
      <style:table-column-properties style:column-width="13.788cm" style:use-optimal-column-width="false"/>
    </style:style>
    <style:style style:name="ro1" style:family="table-row">
      <style:table-row-properties style:row-height="2.481cm"/>
    </style:style>
    <style:style style:name="ro2" style:family="table-row">
      <style:table-row-properties style:row-height="25.219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7.3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5.062cm" svg:y="5.32cm">
          <text:p text:style-name="P1">Select type of</text:p>
          <text:p text:style-name="P1">System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8.505cm" svg:y="6.849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20.378cm" svg:y="10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5.733cm" svg:y="12.862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22.793cm" svg:y="12.944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31.489cm" svg:y="14.035cm">
          <text:p text:style-name="P1">Check 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1.642cm" svg:height="1.641cm" svg:x="33.377cm" svg:y="17.5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3.751cm" svg:height="2.747cm" svg:x="28.168cm" svg:y="19.259cm">
          <text:p text:style-name="P1">Write data</text:p>
          <text:p text:style-name="P1">in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5.876cm" svg:height="2.747cm" svg:x="31.186cm" svg:y="24.24cm">
          <text:p text:style-name="P1">Add data in logfile &amp;</text:p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5.425cm" svg:height="2.747cm" svg:x="18.767cm" svg:y="24.277cm">
          <text:p text:style-name="P1">Print 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0.771cm" svg:height="0.771cm" svg:x="21.1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7.78cm" svg:y1="4.455cm" svg:x2="7.774cm" svg:y2="5.32cm" draw:start-shape="id1" draw:start-glue-point="8" draw:end-shape="id2" draw:end-glue-point="0" svg:d="M7780 4455v432h-6v433" svg:viewBox="0 0 7 866">
          <text:p/>
        </draw:connector>
        <draw:connector draw:style-name="gr7" draw:text-style-name="P3" draw:layer="layout" svg:x1="21.217cm" svg:y1="9.596cm" svg:x2="21.199cm" svg:y2="10.795cm" draw:start-shape="id3" draw:start-glue-point="2" draw:end-shape="id4" draw:end-glue-point="4" svg:d="M21217 9596v599h-18v600" svg:viewBox="0 0 19 1200">
          <text:p/>
        </draw:connector>
        <draw:connector draw:style-name="gr7" draw:text-style-name="P3" draw:layer="layout" svg:x1="20.378cm" svg:y1="11.615cm" svg:x2="17.608cm" svg:y2="12.862cm" draw:start-shape="id4" draw:start-glue-point="5" draw:end-shape="id5" draw:end-glue-point="0" svg:d="M20378 11615h-2770v1247" svg:viewBox="0 0 2771 1248">
          <text:p/>
        </draw:connector>
        <draw:connector draw:style-name="gr7" draw:text-style-name="P3" draw:layer="layout" svg:x1="22.02cm" svg:y1="11.615cm" svg:x2="24.668cm" svg:y2="12.944cm" draw:start-shape="id4" draw:start-glue-point="7" draw:end-shape="id6" draw:end-glue-point="0" svg:d="M22020 11615h2648v1329" svg:viewBox="0 0 2649 1330">
          <text:p/>
        </draw:connector>
        <draw:connector draw:style-name="gr7" draw:text-style-name="P3" draw:layer="layout" svg:x1="34.201cm" svg:y1="16.782cm" svg:x2="34.198cm" svg:y2="17.546cm" draw:start-shape="id7" draw:start-glue-point="2" draw:end-shape="id8" draw:end-glue-point="4" svg:d="M34201 16782v382h-3v382" svg:viewBox="0 0 4 765">
          <text:p/>
        </draw:connector>
        <draw:custom-shape draw:style-name="gr8" draw:text-style-name="P4" xml:id="id9" draw:id="id9" draw:layer="layout" svg:width="5.425cm" svg:height="2.747cm" svg:x="5.07cm" svg:y="9.368cm">
          <text:p text:style-name="P4">Try to System</text:p>
          <text:p text:style-name="P4">Password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7.774cm" svg:y1="8.067cm" svg:x2="7.782cm" svg:y2="9.368cm" draw:start-shape="id2" draw:start-glue-point="2" draw:end-shape="id9" draw:end-glue-point="0" svg:d="M7774 8067v650h8v651" svg:viewBox="0 0 9 1302">
          <text:p/>
        </draw:connector>
        <draw:connector draw:style-name="gr7" draw:text-style-name="P3" draw:layer="layout" draw:line-skew="0cm 0cm -0.28cm" svg:x1="7.782cm" svg:y1="12.115cm" svg:x2="21.217cm" svg:y2="6.849cm" draw:start-shape="id9" draw:start-glue-point="2" draw:end-shape="id3" draw:end-glue-point="0" svg:d="M7782 12115v501h6718v-6549h6717v782" svg:viewBox="0 0 13436 6550">
          <text:p/>
        </draw:connector>
        <draw:connector draw:style-name="gr7" draw:text-style-name="P3" draw:layer="layout" svg:x1="31.186cm" svg:y1="25.613cm" svg:x2="24.192cm" svg:y2="25.65cm" draw:start-shape="id10" draw:start-glue-point="3" draw:end-shape="id11" svg:d="M31186 25613h-3497v37h-3497" svg:viewBox="0 0 6995 38">
          <text:p/>
        </draw:connector>
        <draw:connector draw:style-name="gr7" draw:text-style-name="P3" draw:layer="layout" svg:x1="21.479cm" svg:y1="27.024cm" svg:x2="21.499cm" svg:y2="27.756cm" draw:start-shape="id11" draw:start-glue-point="2" draw:end-shape="id12" draw:end-glue-point="4" svg:d="M21479 27024v340h20v392" svg:viewBox="0 0 21 733">
          <text:p/>
        </draw:connector>
        <draw:connector draw:style-name="gr7" draw:text-style-name="P3" draw:layer="layout" draw:line-skew="0cm 0cm -0.762cm" svg:x1="24.668cm" svg:y1="15.691cm" svg:x2="34.201cm" svg:y2="14.035cm" draw:start-shape="id6" draw:start-glue-point="2" draw:end-shape="id7" draw:end-glue-point="0" svg:d="M24668 15691v501h4348v-3421h5185v1264" svg:viewBox="0 0 9534 3422">
          <text:p/>
        </draw:connector>
        <draw:connector draw:style-name="gr7" draw:text-style-name="P3" draw:layer="layout" svg:x1="33.377cm" svg:y1="18.366cm" svg:x2="30.043cm" svg:y2="19.259cm" draw:start-shape="id8" draw:start-glue-point="5" draw:end-shape="id13" draw:end-glue-point="0" svg:d="M33377 18366h-3334v893" svg:viewBox="0 0 3335 894">
          <text:p/>
        </draw:connector>
        <draw:frame draw:style-name="gr9" draw:text-style-name="P5" draw:layer="layout" svg:width="8.569cm" svg:height="2.086cm" svg:x="35.466cm" svg:y="17.673cm">
          <draw:text-box>
            <text:p><text:span text:style-name="T1">Invalid password</text:span></text:p>
          </draw:text-box>
        </draw:frame>
        <draw:frame draw:style-name="gr9" draw:text-style-name="P5" draw:layer="layout" svg:width="8.569cm" svg:height="2.086cm" svg:x="30.633cm" svg:y="17.674cm">
          <draw:text-box>
            <text:p><text:span text:style-name="T1">Valid password</text:span></text:p>
          </draw:text-box>
        </draw:frame>
        <draw:frame draw:style-name="gr9" draw:text-style-name="P5" draw:layer="layout" svg:width="8.569cm" svg:height="2.086cm" svg:x="17.899cm" svg:y="10.83cm">
          <draw:text-box>
            <text:p><text:span text:style-name="T1">Invalid data</text:span></text:p>
          </draw:text-box>
        </draw:frame>
        <draw:custom-shape draw:style-name="gr10" draw:text-style-name="P2" xml:id="id14" draw:id="id14" draw:layer="layout" svg:width="0.771cm" svg:height="0.771cm" svg:x="17.227cm" svg:y="16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7.608cm" svg:y1="15.609cm" svg:x2="17.613cm" svg:y2="16.68cm" draw:start-shape="id5" draw:start-glue-point="2" draw:end-shape="id14" draw:end-glue-point="4" svg:d="M17608 15609v509h5v562" svg:viewBox="0 0 6 1072">
          <text:p/>
        </draw:connector>
        <draw:line draw:style-name="gr11" draw:text-style-name="P3" xml:id="id15" draw:id="id15" draw:layer="layout" svg:x1="28.645cm" svg:y1="23.148cm" svg:x2="39.617cm" svg:y2="23.148cm">
          <text:p/>
        </draw:line>
        <draw:connector draw:style-name="gr7" draw:text-style-name="P3" draw:layer="layout" svg:x1="34.131cm" svg:y1="23.148cm" svg:x2="34.124cm" svg:y2="24.24cm" draw:start-shape="id15" draw:start-glue-point="0" draw:end-shape="id10" draw:end-glue-point="0" svg:d="M34131 23148v585h-7v507" svg:viewBox="0 0 8 1093">
          <text:p/>
        </draw:connector>
        <draw:line draw:style-name="gr7" draw:text-style-name="P3" draw:layer="layout" svg:x1="29.95cm" svg:y1="21.943cm" svg:x2="29.915cm" svg:y2="23.107cm">
          <text:p/>
        </draw:line>
        <draw:line draw:style-name="gr12" draw:text-style-name="P3" draw:layer="layout" svg:x1="35.03cm" svg:y1="18.345cm" svg:x2="37.923cm" svg:y2="18.345cm">
          <text:p/>
        </draw:line>
        <draw:line draw:style-name="gr7" draw:text-style-name="P3" draw:layer="layout" svg:x1="37.888cm" svg:y1="18.31cm" svg:x2="37.888cm" svg:y2="23.1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12:44:51.986607318</dc:date>
    <meta:editing-duration>PT1H27M25S</meta:editing-duration>
    <meta:editing-cycles>17</meta:editing-cycles>
    <meta:generator>LibreOffice/6.0.4.2$Linux_X86_64 LibreOffice_project/00m0$Build-2</meta:generator>
    <meta:document-statistic meta:object-count="35"/>
  </office:meta>
</office:document-meta>
</file>